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nergyEfficiency" table:style-name="ta1">
        <table:shapes>
          <draw:frame draw:z-index="0" draw:style-name="gr1" draw:text-style-name="P1" svg:width="10.6083in" svg:height="4.6811in" svg:x="1.8606in" svg:y="0.978in">
            <draw:object draw:notify-on-update-of-ranges="EnergyEfficiency.A1:EnergyEfficiency.A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9.4803in" svg:height="5.3201in" svg:x="2.211in" svg:y="17.5402in">
            <draw:object draw:notify-on-update-of-ranges="EnergyEfficiency.A78:EnergyEfficiency.A150" xlink:href="./Object 2" xlink:type="simple" xlink:show="embed" xlink:actuate="onLoad">
              <loext:p text:style-name="P2">j</loext:p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24in" svg:height="3.5457in" svg:x="3.3028in" svg:y="28.6913in">
            <draw:object draw:notify-on-update-of-ranges="EnergyEfficiency.C159:EnergyEfficiency.C159 EnergyEfficiency.G159:EnergyEfficiency.G159 EnergyEfficiency.I159:EnergyEfficiency.I159 EnergyEfficiency.K159:EnergyEfficiency.K159 EnergyEfficiency.M159:EnergyEfficiency.M159 EnergyEfficiency.O159:EnergyEfficiency.O15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028in" svg:height="3.5457in" svg:x="12.3606in" svg:y="28.6815in">
            <draw:object draw:notify-on-update-of-ranges="EnergyEfficiency.C155:EnergyEfficiency.C155 EnergyEfficiency.G155:EnergyEfficiency.G155 EnergyEfficiency.I155:EnergyEfficiency.I155 EnergyEfficiency.K155:EnergyEfficiency.K155 EnergyEfficiency.M155:EnergyEfficiency.M155 EnergyEfficiency.O155:EnergyEfficiency.O15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0.694066" calcext:value-type="float">
            <text:p>0.694066</text:p>
          </table:table-cell>
          <table:table-cell table:number-columns-repeated="14"/>
        </table:table-row>
        <table:table-row table:style-name="ro1">
          <table:table-cell office:value-type="float" office:value="0.625945" calcext:value-type="float">
            <text:p>0.625945</text:p>
          </table:table-cell>
          <table:table-cell table:number-columns-repeated="14"/>
        </table:table-row>
        <table:table-row table:style-name="ro1">
          <table:table-cell office:value-type="float" office:value="0.553435" calcext:value-type="float">
            <text:p>0.553435</text:p>
          </table:table-cell>
          <table:table-cell table:number-columns-repeated="14"/>
        </table:table-row>
        <table:table-row table:style-name="ro1">
          <table:table-cell office:value-type="float" office:value="0.542073" calcext:value-type="float">
            <text:p>0.542073</text:p>
          </table:table-cell>
          <table:table-cell table:number-columns-repeated="14"/>
        </table:table-row>
        <table:table-row table:style-name="ro1">
          <table:table-cell office:value-type="float" office:value="0.551022" calcext:value-type="float">
            <text:p>0.551022</text:p>
          </table:table-cell>
          <table:table-cell table:number-columns-repeated="14"/>
        </table:table-row>
        <table:table-row table:style-name="ro1">
          <table:table-cell office:value-type="float" office:value="0.584615" calcext:value-type="float">
            <text:p>0.584615</text:p>
          </table:table-cell>
          <table:table-cell table:number-columns-repeated="14"/>
        </table:table-row>
        <table:table-row table:style-name="ro1">
          <table:table-cell office:value-type="float" office:value="0.672622" calcext:value-type="float">
            <text:p>0.672622</text:p>
          </table:table-cell>
          <table:table-cell table:number-columns-repeated="14"/>
        </table:table-row>
        <table:table-row table:style-name="ro1">
          <table:table-cell office:value-type="float" office:value="0.576525" calcext:value-type="float">
            <text:p>0.576525</text:p>
          </table:table-cell>
          <table:table-cell table:number-columns-repeated="14"/>
        </table:table-row>
        <table:table-row table:style-name="ro1">
          <table:table-cell office:value-type="float" office:value="0.644732" calcext:value-type="float">
            <text:p>0.644732</text:p>
          </table:table-cell>
          <table:table-cell table:number-columns-repeated="14"/>
        </table:table-row>
        <table:table-row table:style-name="ro1">
          <table:table-cell office:value-type="float" office:value="0.786372" calcext:value-type="float">
            <text:p>0.786372</text:p>
          </table:table-cell>
          <table:table-cell table:number-columns-repeated="14"/>
        </table:table-row>
        <table:table-row table:style-name="ro1">
          <table:table-cell office:value-type="float" office:value="0.736884" calcext:value-type="float">
            <text:p>0.736884</text:p>
          </table:table-cell>
          <table:table-cell table:number-columns-repeated="14"/>
        </table:table-row>
        <table:table-row table:style-name="ro1">
          <table:table-cell office:value-type="float" office:value="0.639073" calcext:value-type="float">
            <text:p>0.639073</text:p>
          </table:table-cell>
          <table:table-cell table:number-columns-repeated="14"/>
        </table:table-row>
        <table:table-row table:style-name="ro1">
          <table:table-cell office:value-type="float" office:value="0.584106" calcext:value-type="float">
            <text:p>0.584106</text:p>
          </table:table-cell>
          <table:table-cell table:number-columns-repeated="14"/>
        </table:table-row>
        <table:table-row table:style-name="ro1">
          <table:table-cell office:value-type="float" office:value="0.562217" calcext:value-type="float">
            <text:p>0.562217</text:p>
          </table:table-cell>
          <table:table-cell table:number-columns-repeated="14"/>
        </table:table-row>
        <table:table-row table:style-name="ro1">
          <table:table-cell office:value-type="float" office:value="0.558641" calcext:value-type="float">
            <text:p>0.558641</text:p>
          </table:table-cell>
          <table:table-cell table:number-columns-repeated="14"/>
        </table:table-row>
        <table:table-row table:style-name="ro1">
          <table:table-cell office:value-type="float" office:value="0.536251" calcext:value-type="float">
            <text:p>0.536251</text:p>
          </table:table-cell>
          <table:table-cell table:number-columns-repeated="14"/>
        </table:table-row>
        <table:table-row table:style-name="ro1">
          <table:table-cell office:value-type="float" office:value="0.547339" calcext:value-type="float">
            <text:p>0.547339</text:p>
          </table:table-cell>
          <table:table-cell table:number-columns-repeated="14"/>
        </table:table-row>
        <table:table-row table:style-name="ro1">
          <table:table-cell office:value-type="float" office:value="0.557349" calcext:value-type="float">
            <text:p>0.557349</text:p>
          </table:table-cell>
          <table:table-cell table:number-columns-repeated="14"/>
        </table:table-row>
        <table:table-row table:style-name="ro1">
          <table:table-cell office:value-type="float" office:value="0.47785" calcext:value-type="float">
            <text:p>0.47785</text:p>
          </table:table-cell>
          <table:table-cell table:number-columns-repeated="14"/>
        </table:table-row>
        <table:table-row table:style-name="ro1">
          <table:table-cell office:value-type="float" office:value="0.465779" calcext:value-type="float">
            <text:p>0.465779</text:p>
          </table:table-cell>
          <table:table-cell table:number-columns-repeated="14"/>
        </table:table-row>
        <table:table-row table:style-name="ro1">
          <table:table-cell office:value-type="float" office:value="0.491519" calcext:value-type="float">
            <text:p>0.491519</text:p>
          </table:table-cell>
          <table:table-cell table:number-columns-repeated="14"/>
        </table:table-row>
        <table:table-row table:style-name="ro1">
          <table:table-cell office:value-type="float" office:value="0.509733" calcext:value-type="float">
            <text:p>0.509733</text:p>
          </table:table-cell>
          <table:table-cell table:number-columns-repeated="14"/>
        </table:table-row>
        <table:table-row table:style-name="ro1">
          <table:table-cell office:value-type="float" office:value="0.465931" calcext:value-type="float">
            <text:p>0.465931</text:p>
          </table:table-cell>
          <table:table-cell table:number-columns-repeated="14"/>
        </table:table-row>
        <table:table-row table:style-name="ro1">
          <table:table-cell office:value-type="float" office:value="0.466327" calcext:value-type="float">
            <text:p>0.466327</text:p>
          </table:table-cell>
          <table:table-cell table:number-columns-repeated="14"/>
        </table:table-row>
        <table:table-row table:style-name="ro1">
          <table:table-cell office:value-type="float" office:value="0.432472" calcext:value-type="float">
            <text:p>0.432472</text:p>
          </table:table-cell>
          <table:table-cell table:number-columns-repeated="14"/>
        </table:table-row>
        <table:table-row table:style-name="ro1">
          <table:table-cell office:value-type="float" office:value="0.535895" calcext:value-type="float">
            <text:p>0.535895</text:p>
          </table:table-cell>
          <table:table-cell table:number-columns-repeated="14"/>
        </table:table-row>
        <table:table-row table:style-name="ro1">
          <table:table-cell office:value-type="float" office:value="0.690052" calcext:value-type="float">
            <text:p>0.690052</text:p>
          </table:table-cell>
          <table:table-cell table:number-columns-repeated="14"/>
        </table:table-row>
        <table:table-row table:style-name="ro1">
          <table:table-cell office:value-type="float" office:value="0.527528" calcext:value-type="float">
            <text:p>0.527528</text:p>
          </table:table-cell>
          <table:table-cell table:number-columns-repeated="14"/>
        </table:table-row>
        <table:table-row table:style-name="ro1">
          <table:table-cell office:value-type="float" office:value="0.68539" calcext:value-type="float">
            <text:p>0.68539</text:p>
          </table:table-cell>
          <table:table-cell table:number-columns-repeated="14"/>
        </table:table-row>
        <table:table-row table:style-name="ro1">
          <table:table-cell office:value-type="float" office:value="0.975601" calcext:value-type="float">
            <text:p>0.975601</text:p>
          </table:table-cell>
          <table:table-cell table:number-columns-repeated="14"/>
        </table:table-row>
        <table:table-row table:style-name="ro1">
          <table:table-cell office:value-type="float" office:value="0.488267" calcext:value-type="float">
            <text:p>0.488267</text:p>
          </table:table-cell>
          <table:table-cell table:number-columns-repeated="14"/>
        </table:table-row>
        <table:table-row table:style-name="ro1">
          <table:table-cell office:value-type="float" office:value="0.277952" calcext:value-type="float">
            <text:p>0.277952</text:p>
          </table:table-cell>
          <table:table-cell table:number-columns-repeated="14"/>
        </table:table-row>
        <table:table-row table:style-name="ro1">
          <table:table-cell office:value-type="float" office:value="0.27992" calcext:value-type="float">
            <text:p>0.27992</text:p>
          </table:table-cell>
          <table:table-cell table:number-columns-repeated="14"/>
        </table:table-row>
        <table:table-row table:style-name="ro1">
          <table:table-cell office:value-type="float" office:value="0.289946" calcext:value-type="float">
            <text:p>0.289946</text:p>
          </table:table-cell>
          <table:table-cell table:number-columns-repeated="14"/>
        </table:table-row>
        <table:table-row table:style-name="ro1">
          <table:table-cell office:value-type="float" office:value="0.27506" calcext:value-type="float">
            <text:p>0.27506</text:p>
          </table:table-cell>
          <table:table-cell table:number-columns-repeated="14"/>
        </table:table-row>
        <table:table-row table:style-name="ro1">
          <table:table-cell office:value-type="float" office:value="0.276267" calcext:value-type="float">
            <text:p>0.276267</text:p>
          </table:table-cell>
          <table:table-cell table:number-columns-repeated="6"/>
          <table:table-cell table:style-name="ce2"/>
          <table:table-cell table:number-columns-repeated="7"/>
        </table:table-row>
        <table:table-row table:style-name="ro1">
          <table:table-cell office:value-type="float" office:value="0.274197" calcext:value-type="float">
            <text:p>0.274197</text:p>
          </table:table-cell>
          <table:table-cell table:number-columns-repeated="14"/>
        </table:table-row>
        <table:table-row table:style-name="ro1">
          <table:table-cell office:value-type="float" office:value="0.273628" calcext:value-type="float">
            <text:p>0.273628</text:p>
          </table:table-cell>
          <table:table-cell table:number-columns-repeated="14"/>
        </table:table-row>
        <table:table-row table:style-name="ro1">
          <table:table-cell office:value-type="float" office:value="0.273626" calcext:value-type="float">
            <text:p>0.273626</text:p>
          </table:table-cell>
          <table:table-cell table:number-columns-repeated="14"/>
        </table:table-row>
        <table:table-row table:style-name="ro1">
          <table:table-cell office:value-type="float" office:value="0.273626" calcext:value-type="float">
            <text:p>0.273626</text:p>
          </table:table-cell>
          <table:table-cell table:number-columns-repeated="14"/>
        </table:table-row>
        <table:table-row table:style-name="ro1">
          <table:table-cell office:value-type="float" office:value="0.273626" calcext:value-type="float">
            <text:p>0.273626</text:p>
          </table:table-cell>
          <table:table-cell table:number-columns-repeated="14"/>
        </table:table-row>
        <table:table-row table:style-name="ro1">
          <table:table-cell office:value-type="float" office:value="0.274018" calcext:value-type="float">
            <text:p>0.274018</text:p>
          </table:table-cell>
          <table:table-cell table:number-columns-repeated="14"/>
        </table:table-row>
        <table:table-row table:style-name="ro1">
          <table:table-cell office:value-type="float" office:value="0.329131" calcext:value-type="float">
            <text:p>0.329131</text:p>
          </table:table-cell>
          <table:table-cell table:number-columns-repeated="14"/>
        </table:table-row>
        <table:table-row table:style-name="ro1">
          <table:table-cell office:value-type="float" office:value="0.278823" calcext:value-type="float">
            <text:p>0.278823</text:p>
          </table:table-cell>
          <table:table-cell table:number-columns-repeated="14"/>
        </table:table-row>
        <table:table-row table:style-name="ro1">
          <table:table-cell office:value-type="float" office:value="0.280401" calcext:value-type="float">
            <text:p>0.280401</text:p>
          </table:table-cell>
          <table:table-cell table:number-columns-repeated="14"/>
        </table:table-row>
        <table:table-row table:style-name="ro1">
          <table:table-cell office:value-type="float" office:value="0.305712" calcext:value-type="float">
            <text:p>0.305712</text:p>
          </table:table-cell>
          <table:table-cell table:number-columns-repeated="14"/>
        </table:table-row>
        <table:table-row table:style-name="ro1">
          <table:table-cell office:value-type="float" office:value="0.336209" calcext:value-type="float">
            <text:p>0.336209</text:p>
          </table:table-cell>
          <table:table-cell table:number-columns-repeated="14"/>
        </table:table-row>
        <table:table-row table:style-name="ro1">
          <table:table-cell office:value-type="float" office:value="0.29969" calcext:value-type="float">
            <text:p>0.29969</text:p>
          </table:table-cell>
          <table:table-cell table:number-columns-repeated="14"/>
        </table:table-row>
        <table:table-row table:style-name="ro1">
          <table:table-cell office:value-type="float" office:value="0.350424" calcext:value-type="float">
            <text:p>0.350424</text:p>
          </table:table-cell>
          <table:table-cell table:number-columns-repeated="14"/>
        </table:table-row>
        <table:table-row table:style-name="ro1">
          <table:table-cell office:value-type="float" office:value="0.398776" calcext:value-type="float">
            <text:p>0.398776</text:p>
          </table:table-cell>
          <table:table-cell table:number-columns-repeated="14"/>
        </table:table-row>
        <table:table-row table:style-name="ro1">
          <table:table-cell office:value-type="float" office:value="0.372034" calcext:value-type="float">
            <text:p>0.372034</text:p>
          </table:table-cell>
          <table:table-cell table:number-columns-repeated="14"/>
        </table:table-row>
        <table:table-row table:style-name="ro1">
          <table:table-cell office:value-type="float" office:value="0.319093" calcext:value-type="float">
            <text:p>0.319093</text:p>
          </table:table-cell>
          <table:table-cell table:number-columns-repeated="14"/>
        </table:table-row>
        <table:table-row table:style-name="ro1">
          <table:table-cell office:value-type="float" office:value="0.293697" calcext:value-type="float">
            <text:p>0.293697</text:p>
          </table:table-cell>
          <table:table-cell table:number-columns-repeated="14"/>
        </table:table-row>
        <table:table-row table:style-name="ro1">
          <table:table-cell office:value-type="float" office:value="0.27892" calcext:value-type="float">
            <text:p>0.27892</text:p>
          </table:table-cell>
          <table:table-cell table:number-columns-repeated="14"/>
        </table:table-row>
        <table:table-row table:style-name="ro1">
          <table:table-cell office:value-type="float" office:value="0.284975" calcext:value-type="float">
            <text:p>0.284975</text:p>
          </table:table-cell>
          <table:table-cell table:number-columns-repeated="14"/>
        </table:table-row>
        <table:table-row table:style-name="ro1">
          <table:table-cell office:value-type="float" office:value="0.293929" calcext:value-type="float">
            <text:p>0.293929</text:p>
          </table:table-cell>
          <table:table-cell table:number-columns-repeated="14"/>
        </table:table-row>
        <table:table-row table:style-name="ro1">
          <table:table-cell office:value-type="float" office:value="0.282022" calcext:value-type="float">
            <text:p>0.282022</text:p>
          </table:table-cell>
          <table:table-cell table:number-columns-repeated="14"/>
        </table:table-row>
        <table:table-row table:style-name="ro1">
          <table:table-cell office:value-type="float" office:value="0.291267" calcext:value-type="float">
            <text:p>0.291267</text:p>
          </table:table-cell>
          <table:table-cell table:number-columns-repeated="14"/>
        </table:table-row>
        <table:table-row table:style-name="ro1">
          <table:table-cell office:value-type="float" office:value="0.303565" calcext:value-type="float">
            <text:p>0.303565</text:p>
          </table:table-cell>
          <table:table-cell table:number-columns-repeated="14"/>
        </table:table-row>
        <table:table-row table:style-name="ro1">
          <table:table-cell office:value-type="float" office:value="0.273736" calcext:value-type="float">
            <text:p>0.273736</text:p>
          </table:table-cell>
          <table:table-cell table:number-columns-repeated="14"/>
        </table:table-row>
        <table:table-row table:style-name="ro1">
          <table:table-cell office:value-type="float" office:value="0.274039" calcext:value-type="float">
            <text:p>0.274039</text:p>
          </table:table-cell>
          <table:table-cell table:number-columns-repeated="14"/>
        </table:table-row>
        <table:table-row table:style-name="ro1">
          <table:table-cell office:value-type="float" office:value="0.293981" calcext:value-type="float">
            <text:p>0.293981</text:p>
          </table:table-cell>
          <table:table-cell table:number-columns-repeated="14"/>
        </table:table-row>
        <table:table-row table:style-name="ro1">
          <table:table-cell office:value-type="float" office:value="0.336692" calcext:value-type="float">
            <text:p>0.336692</text:p>
          </table:table-cell>
          <table:table-cell table:number-columns-repeated="14"/>
        </table:table-row>
        <table:table-row table:style-name="ro1">
          <table:table-cell office:value-type="float" office:value="0.430144" calcext:value-type="float">
            <text:p>0.430144</text:p>
          </table:table-cell>
          <table:table-cell table:number-columns-repeated="14"/>
        </table:table-row>
        <table:table-row table:style-name="ro1">
          <table:table-cell office:value-type="float" office:value="0.295089" calcext:value-type="float">
            <text:p>0.295089</text:p>
          </table:table-cell>
          <table:table-cell table:number-columns-repeated="14"/>
        </table:table-row>
        <table:table-row table:style-name="ro1">
          <table:table-cell office:value-type="float" office:value="0.361957" calcext:value-type="float">
            <text:p>0.361957</text:p>
          </table:table-cell>
          <table:table-cell table:number-columns-repeated="14"/>
        </table:table-row>
        <table:table-row table:style-name="ro1">
          <table:table-cell office:value-type="float" office:value="0.482319" calcext:value-type="float">
            <text:p>0.482319</text:p>
          </table:table-cell>
          <table:table-cell table:number-columns-repeated="14"/>
        </table:table-row>
        <table:table-row table:style-name="ro1">
          <table:table-cell office:value-type="float" office:value="0.306826" calcext:value-type="float">
            <text:p>0.306826</text:p>
          </table:table-cell>
          <table:table-cell table:number-columns-repeated="14"/>
        </table:table-row>
        <table:table-row table:style-name="ro1">
          <table:table-cell office:value-type="float" office:value="0.432486" calcext:value-type="float">
            <text:p>0.432486</text:p>
          </table:table-cell>
          <table:table-cell table:number-columns-repeated="14"/>
        </table:table-row>
        <table:table-row table:style-name="ro1">
          <table:table-cell office:value-type="float" office:value="0.276492" calcext:value-type="float">
            <text:p>0.276492</text:p>
          </table:table-cell>
          <table:table-cell table:number-columns-repeated="14"/>
        </table:table-row>
        <table:table-row table:style-name="ro1">
          <table:table-cell office:value-type="float" office:value="0.278488" calcext:value-type="float">
            <text:p>0.278488</text:p>
          </table:table-cell>
          <table:table-cell table:number-columns-repeated="14"/>
        </table:table-row>
        <table:table-row table:style-name="ro1">
          <table:table-cell office:value-type="float" office:value="0.28851" calcext:value-type="float">
            <text:p>0.28851</text:p>
          </table:table-cell>
          <table:table-cell table:number-columns-repeated="14"/>
        </table:table-row>
        <table:table-row table:style-name="ro1">
          <table:table-cell office:value-type="float" office:value="0.276253" calcext:value-type="float">
            <text:p>0.276253</text:p>
          </table:table-cell>
          <table:table-cell table:number-columns-repeated="14"/>
        </table:table-row>
        <table:table-row table:style-name="ro1">
          <table:table-cell office:value-type="float" office:value="0.275059" calcext:value-type="float">
            <text:p>0.275059</text:p>
          </table:table-cell>
          <table:table-cell table:number-columns-repeated="14"/>
        </table:table-row>
        <table:table-row table:style-name="ro1">
          <table:table-cell office:value-type="float" office:value="0.274197" calcext:value-type="float">
            <text:p>0.274197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0.830631" calcext:value-type="float">
            <text:p>0.830631</text:p>
          </table:table-cell>
          <table:table-cell table:number-columns-repeated="14"/>
        </table:table-row>
        <table:table-row table:style-name="ro1">
          <table:table-cell office:value-type="float" office:value="0.770295" calcext:value-type="float">
            <text:p>0.770295</text:p>
          </table:table-cell>
          <table:table-cell table:number-columns-repeated="14"/>
        </table:table-row>
        <table:table-row table:style-name="ro1">
          <table:table-cell office:value-type="float" office:value="0.723974" calcext:value-type="float">
            <text:p>0.723974</text:p>
          </table:table-cell>
          <table:table-cell table:number-columns-repeated="14"/>
        </table:table-row>
        <table:table-row table:style-name="ro1">
          <table:table-cell office:value-type="float" office:value="0.717991" calcext:value-type="float">
            <text:p>0.717991</text:p>
          </table:table-cell>
          <table:table-cell table:number-columns-repeated="14"/>
        </table:table-row>
        <table:table-row table:style-name="ro1">
          <table:table-cell office:value-type="float" office:value="0.725873" calcext:value-type="float">
            <text:p>0.725873</text:p>
          </table:table-cell>
          <table:table-cell table:number-columns-repeated="14"/>
        </table:table-row>
        <table:table-row table:style-name="ro1">
          <table:table-cell office:value-type="float" office:value="0.747283" calcext:value-type="float">
            <text:p>0.747283</text:p>
          </table:table-cell>
          <table:table-cell table:number-columns-repeated="14"/>
        </table:table-row>
        <table:table-row table:style-name="ro1">
          <table:table-cell office:value-type="float" office:value="0.793149" calcext:value-type="float">
            <text:p>0.793149</text:p>
          </table:table-cell>
          <table:table-cell table:number-columns-repeated="14"/>
        </table:table-row>
        <table:table-row table:style-name="ro1">
          <table:table-cell office:value-type="float" office:value="0.7468" calcext:value-type="float">
            <text:p>0.7468</text:p>
          </table:table-cell>
          <table:table-cell table:number-columns-repeated="14"/>
        </table:table-row>
        <table:table-row table:style-name="ro1">
          <table:table-cell office:value-type="float" office:value="0.793069" calcext:value-type="float">
            <text:p>0.793069</text:p>
          </table:table-cell>
          <table:table-cell table:number-columns-repeated="14"/>
        </table:table-row>
        <table:table-row table:style-name="ro1">
          <table:table-cell office:value-type="float" office:value="0.909249" calcext:value-type="float">
            <text:p>0.909249</text:p>
          </table:table-cell>
          <table:table-cell table:number-columns-repeated="14"/>
        </table:table-row>
        <table:table-row table:style-name="ro1">
          <table:table-cell office:value-type="float" office:value="0.879822" calcext:value-type="float">
            <text:p>0.879822</text:p>
          </table:table-cell>
          <table:table-cell table:number-columns-repeated="14"/>
        </table:table-row>
        <table:table-row table:style-name="ro1">
          <table:table-cell office:value-type="float" office:value="0.81842" calcext:value-type="float">
            <text:p>0.81842</text:p>
          </table:table-cell>
          <table:table-cell table:number-columns-repeated="14"/>
        </table:table-row>
        <table:table-row table:style-name="ro1">
          <table:table-cell office:value-type="float" office:value="0.767782" calcext:value-type="float">
            <text:p>0.767782</text:p>
          </table:table-cell>
          <table:table-cell table:number-columns-repeated="14"/>
        </table:table-row>
        <table:table-row table:style-name="ro1">
          <table:table-cell office:value-type="float" office:value="0.705345" calcext:value-type="float">
            <text:p>0.705345</text:p>
          </table:table-cell>
          <table:table-cell table:number-columns-repeated="14"/>
        </table:table-row>
        <table:table-row table:style-name="ro1">
          <table:table-cell office:value-type="float" office:value="0.707433" calcext:value-type="float">
            <text:p>0.707433</text:p>
          </table:table-cell>
          <table:table-cell table:number-columns-repeated="14"/>
        </table:table-row>
        <table:table-row table:style-name="ro1">
          <table:table-cell office:value-type="float" office:value="0.709521" calcext:value-type="float">
            <text:p>0.709521</text:p>
          </table:table-cell>
          <table:table-cell table:number-columns-repeated="14"/>
        </table:table-row>
        <table:table-row table:style-name="ro1">
          <table:table-cell office:value-type="float" office:value="0.695268" calcext:value-type="float">
            <text:p>0.695268</text:p>
          </table:table-cell>
          <table:table-cell table:number-columns-repeated="14"/>
        </table:table-row>
        <table:table-row table:style-name="ro1">
          <table:table-cell office:value-type="float" office:value="0.690139" calcext:value-type="float">
            <text:p>0.690139</text:p>
          </table:table-cell>
          <table:table-cell table:number-columns-repeated="14"/>
        </table:table-row>
        <table:table-row table:style-name="ro1">
          <table:table-cell office:value-type="float" office:value="0.700384" calcext:value-type="float">
            <text:p>0.700384</text:p>
          </table:table-cell>
          <table:table-cell table:number-columns-repeated="14"/>
        </table:table-row>
        <table:table-row table:style-name="ro1">
          <table:table-cell office:value-type="float" office:value="0.690162" calcext:value-type="float">
            <text:p>0.690162</text:p>
          </table:table-cell>
          <table:table-cell table:number-columns-repeated="14"/>
        </table:table-row>
        <table:table-row table:style-name="ro1">
          <table:table-cell office:value-type="float" office:value="0.690272" calcext:value-type="float">
            <text:p>0.690272</text:p>
          </table:table-cell>
          <table:table-cell table:number-columns-repeated="14"/>
        </table:table-row>
        <table:table-row table:style-name="ro1">
          <table:table-cell office:value-type="float" office:value="0.658756" calcext:value-type="float">
            <text:p>0.658756</text:p>
          </table:table-cell>
          <table:table-cell table:number-columns-repeated="14"/>
        </table:table-row>
        <table:table-row table:style-name="ro1">
          <table:table-cell office:value-type="float" office:value="0.752878" calcext:value-type="float">
            <text:p>0.752878</text:p>
          </table:table-cell>
          <table:table-cell table:number-columns-repeated="14"/>
        </table:table-row>
        <table:table-row table:style-name="ro1">
          <table:table-cell office:value-type="float" office:value="0.878359" calcext:value-type="float">
            <text:p>0.878359</text:p>
          </table:table-cell>
          <table:table-cell table:number-columns-repeated="14"/>
        </table:table-row>
        <table:table-row table:style-name="ro1">
          <table:table-cell office:value-type="float" office:value="0.733879" calcext:value-type="float">
            <text:p>0.733879</text:p>
          </table:table-cell>
          <table:table-cell table:number-columns-repeated="14"/>
        </table:table-row>
        <table:table-row table:style-name="ro1">
          <table:table-cell office:value-type="float" office:value="0.837719" calcext:value-type="float">
            <text:p>0.837719</text:p>
          </table:table-cell>
          <table:table-cell table:number-columns-repeated="14"/>
        </table:table-row>
        <table:table-row table:style-name="ro1">
          <table:table-cell office:value-type="float" office:value="0.981957" calcext:value-type="float">
            <text:p>0.981957</text:p>
          </table:table-cell>
          <table:table-cell table:number-columns-repeated="14"/>
        </table:table-row>
        <table:table-row table:style-name="ro1">
          <table:table-cell office:value-type="float" office:value="0.677288" calcext:value-type="float">
            <text:p>0.677288</text:p>
          </table:table-cell>
          <table:table-cell table:number-columns-repeated="14"/>
        </table:table-row>
        <table:table-row table:style-name="ro1">
          <table:table-cell office:value-type="float" office:value="0.501424" calcext:value-type="float">
            <text:p>0.501424</text:p>
          </table:table-cell>
          <table:table-cell table:number-columns-repeated="14"/>
        </table:table-row>
        <table:table-row table:style-name="ro1">
          <table:table-cell office:value-type="float" office:value="0.50378" calcext:value-type="float">
            <text:p>0.50378</text:p>
          </table:table-cell>
          <table:table-cell table:number-columns-repeated="14"/>
        </table:table-row>
        <table:table-row table:style-name="ro1">
          <table:table-cell office:value-type="float" office:value="0.514772" calcext:value-type="float">
            <text:p>0.514772</text:p>
          </table:table-cell>
          <table:table-cell table:number-columns-repeated="14"/>
        </table:table-row>
        <table:table-row table:style-name="ro1">
          <table:table-cell office:value-type="float" office:value="0.498218" calcext:value-type="float">
            <text:p>0.498218</text:p>
          </table:table-cell>
          <table:table-cell table:number-columns-repeated="14"/>
        </table:table-row>
        <table:table-row table:style-name="ro1">
          <table:table-cell office:value-type="float" office:value="0.49953" calcext:value-type="float">
            <text:p>0.49953</text:p>
          </table:table-cell>
          <table:table-cell table:number-columns-repeated="14"/>
        </table:table-row>
        <table:table-row table:style-name="ro1">
          <table:table-cell office:value-type="float" office:value="0.497242" calcext:value-type="float">
            <text:p>0.497242</text:p>
          </table:table-cell>
          <table:table-cell table:number-columns-repeated="14"/>
        </table:table-row>
        <table:table-row table:style-name="ro1">
          <table:table-cell office:value-type="float" office:value="0.496612" calcext:value-type="float">
            <text:p>0.496612</text:p>
          </table:table-cell>
          <table:table-cell table:number-columns-repeated="14"/>
        </table:table-row>
        <table:table-row table:style-name="ro1">
          <table:table-cell office:value-type="float" office:value="0.496592" calcext:value-type="float">
            <text:p>0.496592</text:p>
          </table:table-cell>
          <table:table-cell table:number-columns-repeated="14"/>
        </table:table-row>
        <table:table-row table:style-name="ro1">
          <table:table-cell office:value-type="float" office:value="0.496612" calcext:value-type="float">
            <text:p>0.496612</text:p>
          </table:table-cell>
          <table:table-cell table:number-columns-repeated="14"/>
        </table:table-row>
        <table:table-row table:style-name="ro1">
          <table:table-cell office:value-type="float" office:value="0.496593" calcext:value-type="float">
            <text:p>0.496593</text:p>
          </table:table-cell>
          <table:table-cell table:number-columns-repeated="14"/>
        </table:table-row>
        <table:table-row table:style-name="ro1">
          <table:table-cell office:value-type="float" office:value="0.497056" calcext:value-type="float">
            <text:p>0.497056</text:p>
          </table:table-cell>
          <table:table-cell table:number-columns-repeated="14"/>
        </table:table-row>
        <table:table-row table:style-name="ro1">
          <table:table-cell office:value-type="float" office:value="0.523483" calcext:value-type="float">
            <text:p>0.523483</text:p>
          </table:table-cell>
          <table:table-cell table:number-columns-repeated="14"/>
        </table:table-row>
        <table:table-row table:style-name="ro1">
          <table:table-cell office:value-type="float" office:value="0.502433" calcext:value-type="float">
            <text:p>0.502433</text:p>
          </table:table-cell>
          <table:table-cell table:number-columns-repeated="14"/>
        </table:table-row>
        <table:table-row table:style-name="ro1">
          <table:table-cell office:value-type="float" office:value="0.504546" calcext:value-type="float">
            <text:p>0.504546</text:p>
          </table:table-cell>
          <table:table-cell table:number-columns-repeated="14"/>
        </table:table-row>
        <table:table-row table:style-name="ro1">
          <table:table-cell office:value-type="float" office:value="0.527899" calcext:value-type="float">
            <text:p>0.527899</text:p>
          </table:table-cell>
          <table:table-cell table:number-columns-repeated="14"/>
        </table:table-row>
        <table:table-row table:style-name="ro1">
          <table:table-cell office:value-type="float" office:value="0.552404" calcext:value-type="float">
            <text:p>0.552404</text:p>
          </table:table-cell>
          <table:table-cell table:number-columns-repeated="14"/>
        </table:table-row>
        <table:table-row table:style-name="ro1">
          <table:table-cell office:value-type="float" office:value="0.576816" calcext:value-type="float">
            <text:p>0.576816</text:p>
          </table:table-cell>
          <table:table-cell table:number-columns-repeated="14"/>
        </table:table-row>
        <table:table-row table:style-name="ro1">
          <table:table-cell office:value-type="float" office:value="0.527158" calcext:value-type="float">
            <text:p>0.527158</text:p>
          </table:table-cell>
          <table:table-cell table:number-columns-repeated="14"/>
        </table:table-row>
        <table:table-row table:style-name="ro1">
          <table:table-cell office:value-type="float" office:value="0.576659" calcext:value-type="float">
            <text:p>0.576659</text:p>
          </table:table-cell>
          <table:table-cell table:number-columns-repeated="14"/>
        </table:table-row>
        <table:table-row table:style-name="ro1">
          <table:table-cell office:value-type="float" office:value="0.672297" calcext:value-type="float">
            <text:p>0.672297</text:p>
          </table:table-cell>
          <table:table-cell table:number-columns-repeated="14"/>
        </table:table-row>
        <table:table-row table:style-name="ro1">
          <table:table-cell office:value-type="float" office:value="0.647126" calcext:value-type="float">
            <text:p>0.647126</text:p>
          </table:table-cell>
          <table:table-cell table:number-columns-repeated="14"/>
        </table:table-row>
        <table:table-row table:style-name="ro1">
          <table:table-cell office:value-type="float" office:value="0.593976" calcext:value-type="float">
            <text:p>0.593976</text:p>
          </table:table-cell>
          <table:table-cell table:number-columns-repeated="14"/>
        </table:table-row>
        <table:table-row table:style-name="ro1">
          <table:table-cell office:value-type="float" office:value="0.551972" calcext:value-type="float">
            <text:p>0.551972</text:p>
          </table:table-cell>
          <table:table-cell table:number-columns-repeated="14"/>
        </table:table-row>
        <table:table-row table:style-name="ro1">
          <table:table-cell office:value-type="float" office:value="0.50801" calcext:value-type="float">
            <text:p>0.50801</text:p>
          </table:table-cell>
          <table:table-cell table:number-columns-repeated="14"/>
        </table:table-row>
        <table:table-row table:style-name="ro1">
          <table:table-cell office:value-type="float" office:value="0.49887" calcext:value-type="float">
            <text:p>0.49887</text:p>
          </table:table-cell>
          <table:table-cell table:number-columns-repeated="14"/>
        </table:table-row>
        <table:table-row table:style-name="ro1">
          <table:table-cell office:value-type="float" office:value="0.501111" calcext:value-type="float">
            <text:p>0.501111</text:p>
          </table:table-cell>
          <table:table-cell table:number-columns-repeated="14"/>
        </table:table-row>
        <table:table-row table:style-name="ro1">
          <table:table-cell office:value-type="float" office:value="0.501132" calcext:value-type="float">
            <text:p>0.501132</text:p>
          </table:table-cell>
          <table:table-cell table:number-columns-repeated="14"/>
        </table:table-row>
        <table:table-row table:style-name="ro1">
          <table:table-cell office:value-type="float" office:value="0.505641" calcext:value-type="float">
            <text:p>0.505641</text:p>
          </table:table-cell>
          <table:table-cell table:number-columns-repeated="14"/>
        </table:table-row>
        <table:table-row table:style-name="ro1">
          <table:table-cell office:value-type="float" office:value="0.496652" calcext:value-type="float">
            <text:p>0.496652</text:p>
          </table:table-cell>
          <table:table-cell table:number-columns-repeated="14"/>
        </table:table-row>
        <table:table-row table:style-name="ro1">
          <table:table-cell office:value-type="float" office:value="0.496836" calcext:value-type="float">
            <text:p>0.496836</text:p>
          </table:table-cell>
          <table:table-cell table:number-columns-repeated="14"/>
        </table:table-row>
        <table:table-row table:style-name="ro1">
          <table:table-cell office:value-type="float" office:value="0.520259" calcext:value-type="float">
            <text:p>0.520259</text:p>
          </table:table-cell>
          <table:table-cell table:number-columns-repeated="14"/>
        </table:table-row>
        <table:table-row table:style-name="ro1">
          <table:table-cell office:value-type="float" office:value="0.567556" calcext:value-type="float">
            <text:p>0.567556</text:p>
          </table:table-cell>
          <table:table-cell table:number-columns-repeated="14"/>
        </table:table-row>
        <table:table-row table:style-name="ro1">
          <table:table-cell office:value-type="float" office:value="0.662149" calcext:value-type="float">
            <text:p>0.662149</text:p>
          </table:table-cell>
          <table:table-cell table:number-columns-repeated="14"/>
        </table:table-row>
        <table:table-row table:style-name="ro1">
          <table:table-cell office:value-type="float" office:value="0.516883" calcext:value-type="float">
            <text:p>0.516883</text:p>
          </table:table-cell>
          <table:table-cell table:number-columns-repeated="14"/>
        </table:table-row>
        <table:table-row table:style-name="ro1">
          <table:table-cell office:value-type="float" office:value="0.582009" calcext:value-type="float">
            <text:p>0.582009</text:p>
          </table:table-cell>
          <table:table-cell table:number-columns-repeated="14"/>
        </table:table-row>
        <table:table-row table:style-name="ro1">
          <table:table-cell office:value-type="float" office:value="0.679258" calcext:value-type="float">
            <text:p>0.679258</text:p>
          </table:table-cell>
          <table:table-cell table:number-columns-repeated="14"/>
        </table:table-row>
        <table:table-row table:style-name="ro1">
          <table:table-cell office:value-type="float" office:value="0.531534" calcext:value-type="float">
            <text:p>0.531534</text:p>
          </table:table-cell>
          <table:table-cell table:number-columns-repeated="14"/>
        </table:table-row>
        <table:table-row table:style-name="ro1">
          <table:table-cell office:value-type="float" office:value="0.658769" calcext:value-type="float">
            <text:p>0.658769</text:p>
          </table:table-cell>
          <table:table-cell table:number-columns-repeated="14"/>
        </table:table-row>
        <table:table-row table:style-name="ro1">
          <table:table-cell office:value-type="float" office:value="0.499813" calcext:value-type="float">
            <text:p>0.499813</text:p>
          </table:table-cell>
          <table:table-cell table:number-columns-repeated="14"/>
        </table:table-row>
        <table:table-row table:style-name="ro1">
          <table:table-cell office:value-type="float" office:value="0.502172" calcext:value-type="float">
            <text:p>0.502172</text:p>
          </table:table-cell>
          <table:table-cell table:number-columns-repeated="14"/>
        </table:table-row>
        <table:table-row table:style-name="ro1">
          <table:table-cell office:value-type="float" office:value="0.513235" calcext:value-type="float">
            <text:p>0.513235</text:p>
          </table:table-cell>
          <table:table-cell table:number-columns-repeated="14"/>
        </table:table-row>
        <table:table-row table:style-name="ro1">
          <table:table-cell office:value-type="float" office:value="0.499538" calcext:value-type="float">
            <text:p>0.499538</text:p>
          </table:table-cell>
          <table:table-cell table:number-columns-repeated="14"/>
        </table:table-row>
        <table:table-row table:style-name="ro1">
          <table:table-cell office:value-type="float" office:value="0.498217" calcext:value-type="float">
            <text:p>0.498217</text:p>
          </table:table-cell>
          <table:table-cell table:number-columns-repeated="14"/>
        </table:table-row>
        <table:table-row table:style-name="ro1">
          <table:table-cell office:value-type="float" office:value="0.49726" calcext:value-type="float">
            <text:p>0.49726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0 0 2 2 0 5 0 1 3 1 0 0 4 3 0 1 4 3</text:p>
          </table:table-cell>
          <table:table-cell office:value-type="float" office:value="0.273626" calcext:value-type="float">
            <text:p>0.273626</text:p>
          </table:table-cell>
          <table:table-cell office:value-type="float" office:value="0.504473" calcext:value-type="float">
            <text:p>0.504473</text:p>
          </table:table-cell>
          <table:table-cell table:style-name="ce1" office:value-type="float" office:value="0.0000000384031" calcext:value-type="float">
            <text:p>3.84E-08</text:p>
          </table:table-cell>
          <table:table-cell office:value-type="float" office:value="0.000197129" calcext:value-type="float">
            <text:p>0.000197129</text:p>
          </table:table-cell>
          <table:table-cell table:style-name="ce1" office:value-type="float" office:value="0.000000139065" calcext:value-type="float">
            <text:p>1.39E-07</text:p>
          </table:table-cell>
          <table:table-cell office:value-type="float" office:value="0.445283" calcext:value-type="float">
            <text:p>0.445283</text:p>
          </table:table-cell>
          <table:table-cell table:style-name="ce1" office:value-type="float" office:value="0.0000000259549" calcext:value-type="float">
            <text:p>2.60E-08</text:p>
          </table:table-cell>
          <table:table-cell office:value-type="float" office:value="0.147363" calcext:value-type="float">
            <text:p>0.147363</text:p>
          </table:table-cell>
          <table:table-cell table:style-name="ce1" office:value-type="float" office:value="0.0000000199552" calcext:value-type="float">
            <text:p>2.00E-08</text:p>
          </table:table-cell>
          <table:table-cell office:value-type="float" office:value="0.464774" calcext:value-type="float">
            <text:p>0.464774</text:p>
          </table:table-cell>
          <table:table-cell table:style-name="ce1" office:value-type="float" office:value="0.0000000431022" calcext:value-type="float">
            <text:p>4.31E-08</text:p>
          </table:table-cell>
          <table:table-cell office:value-type="float" office:value="0.476447" calcext:value-type="float">
            <text:p>0.476447</text:p>
          </table:table-cell>
          <table:table-cell table:style-name="ce1" office:value-type="float" office:value="0.0000000269053" calcext:value-type="float">
            <text:p>2.69E-08</text:p>
          </table:table-cell>
          <table:table-cell office:value-type="float" office:value="0.105562" calcext:value-type="float">
            <text:p>0.105562</text:p>
          </table:table-cell>
        </table:table-row>
        <table:table-row table:style-name="ro1">
          <table:table-cell office:value-type="string" calcext:value-type="string">
            <text:p>0 0 2 2 0 5 0 1 3 1 0 0 4 3 2 1 4 3</text:p>
          </table:table-cell>
          <table:table-cell office:value-type="float" office:value="0.273628" calcext:value-type="float">
            <text:p>0.273628</text:p>
          </table:table-cell>
          <table:table-cell office:value-type="float" office:value="0.504473" calcext:value-type="float">
            <text:p>0.504473</text:p>
          </table:table-cell>
          <table:table-cell table:style-name="ce1" office:value-type="float" office:value="0.0000000384033" calcext:value-type="float">
            <text:p>3.84E-08</text:p>
          </table:table-cell>
          <table:table-cell office:value-type="float" office:value="0.000197129" calcext:value-type="float">
            <text:p>0.000197129</text:p>
          </table:table-cell>
          <table:table-cell office:value-type="float" office:value="0.0003938" calcext:value-type="float">
            <text:p>0.0003938</text:p>
          </table:table-cell>
          <table:table-cell office:value-type="float" office:value="0.695181" calcext:value-type="float">
            <text:p>0.695181</text:p>
          </table:table-cell>
          <table:table-cell office:value-type="float" office:value="0.000174809" calcext:value-type="float">
            <text:p>0.000174809</text:p>
          </table:table-cell>
          <table:table-cell office:value-type="float" office:value="0.340047" calcext:value-type="float">
            <text:p>0.340047</text:p>
          </table:table-cell>
          <table:table-cell office:value-type="float" office:value="0.000138504" calcext:value-type="float">
            <text:p>0.000138504</text:p>
          </table:table-cell>
          <table:table-cell office:value-type="float" office:value="0.627052" calcext:value-type="float">
            <text:p>0.627052</text:p>
          </table:table-cell>
          <table:table-cell office:value-type="float" office:value="0.000175035" calcext:value-type="float">
            <text:p>0.000175035</text:p>
          </table:table-cell>
          <table:table-cell office:value-type="float" office:value="0.763682" calcext:value-type="float">
            <text:p>0.763682</text:p>
          </table:table-cell>
          <table:table-cell office:value-type="float" office:value="0.00017837" calcext:value-type="float">
            <text:p>0.00017837</text:p>
          </table:table-cell>
          <table:table-cell office:value-type="float" office:value="0.288626" calcext:value-type="float">
            <text:p>0.28862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0 0 2 2 0 5 0 2 3 1 0 0 4 3 0 1 4 4</text:p>
          </table:table-cell>
          <table:table-cell office:value-type="float" office:value="0.27892" calcext:value-type="float">
            <text:p>0.27892</text:p>
          </table:table-cell>
          <table:table-cell office:value-type="float" office:value="0.50801" calcext:value-type="float">
            <text:p>0.50801</text:p>
          </table:table-cell>
          <table:table-cell table:style-name="ce1" office:value-type="float" office:value="0.000000039146" calcext:value-type="float">
            <text:p>3.91E-08</text:p>
          </table:table-cell>
          <table:table-cell office:value-type="float" office:value="0.000198511" calcext:value-type="float">
            <text:p>0.000198511</text:p>
          </table:table-cell>
          <table:table-cell table:style-name="ce1" office:value-type="float" office:value="0.00000014308" calcext:value-type="float">
            <text:p>1.43E-07</text:p>
          </table:table-cell>
          <table:table-cell office:value-type="float" office:value="0.458142" calcext:value-type="float">
            <text:p>0.458142</text:p>
          </table:table-cell>
          <table:table-cell table:style-name="ce1" office:value-type="float" office:value="0.0000000266868" calcext:value-type="float">
            <text:p>2.67E-08</text:p>
          </table:table-cell>
          <table:table-cell office:value-type="float" office:value="0.151519" calcext:value-type="float">
            <text:p>0.151519</text:p>
          </table:table-cell>
          <table:table-cell table:style-name="ce1" office:value-type="float" office:value="0.0000000199232" calcext:value-type="float">
            <text:p>1.99E-08</text:p>
          </table:table-cell>
          <table:table-cell office:value-type="float" office:value="0.464029" calcext:value-type="float">
            <text:p>0.464029</text:p>
          </table:table-cell>
          <table:table-cell table:style-name="ce1" office:value-type="float" office:value="0.0000000437379" calcext:value-type="float">
            <text:p>4.37E-08</text:p>
          </table:table-cell>
          <table:table-cell office:value-type="float" office:value="0.483474" calcext:value-type="float">
            <text:p>0.483474</text:p>
          </table:table-cell>
          <table:table-cell table:style-name="ce1" office:value-type="float" office:value="0.0000000276275" calcext:value-type="float">
            <text:p>2.76E-08</text:p>
          </table:table-cell>
          <table:table-cell office:value-type="float" office:value="0.108396" calcext:value-type="float">
            <text:p>0.108396</text:p>
          </table:table-cell>
        </table:table-row>
        <table:table-row table:style-name="ro1">
          <table:table-cell office:value-type="string" calcext:value-type="string">
            <text:p>0 0 2 2 0 6 0 2 3 1 0 0 4 3 0 1 5 4</text:p>
          </table:table-cell>
          <table:table-cell office:value-type="float" office:value="0.291411" calcext:value-type="float">
            <text:p>0.291411</text:p>
          </table:table-cell>
          <table:table-cell office:value-type="float" office:value="0.496592" calcext:value-type="float">
            <text:p>0.496592</text:p>
          </table:table-cell>
          <table:table-cell table:style-name="ce1" office:value-type="float" office:value="0.0000000408992" calcext:value-type="float">
            <text:p>4.09E-08</text:p>
          </table:table-cell>
          <table:table-cell office:value-type="float" office:value="0.000194049" calcext:value-type="float">
            <text:p>0.000194049</text:p>
          </table:table-cell>
          <table:table-cell office:value-type="float" office:value="0.000397738" calcext:value-type="float">
            <text:p>0.000397738</text:p>
          </table:table-cell>
          <table:table-cell office:value-type="float" office:value="0.702133" calcext:value-type="float">
            <text:p>0.702133</text:p>
          </table:table-cell>
          <table:table-cell office:value-type="float" office:value="0.00016568" calcext:value-type="float">
            <text:p>0.00016568</text:p>
          </table:table-cell>
          <table:table-cell office:value-type="float" office:value="0.322288" calcext:value-type="float">
            <text:p>0.322288</text:p>
          </table:table-cell>
          <table:table-cell office:value-type="float" office:value="0.000138697" calcext:value-type="float">
            <text:p>0.000138697</text:p>
          </table:table-cell>
          <table:table-cell office:value-type="float" office:value="0.627928" calcext:value-type="float">
            <text:p>0.627928</text:p>
          </table:table-cell>
          <table:table-cell office:value-type="float" office:value="0.000175035" calcext:value-type="float">
            <text:p>0.000175035</text:p>
          </table:table-cell>
          <table:table-cell office:value-type="float" office:value="0.763683" calcext:value-type="float">
            <text:p>0.763683</text:p>
          </table:table-cell>
          <table:table-cell office:value-type="float" office:value="0.000171988" calcext:value-type="float">
            <text:p>0.000171988</text:p>
          </table:table-cell>
          <table:table-cell office:value-type="float" office:value="0.2783" calcext:value-type="float">
            <text:p>0.27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25T07:18:01.565744178</dc:date>
    <meta:editing-duration>PT1M4S</meta:editing-duration>
    <meta:editing-cycles>1</meta:editing-cycles>
    <meta:document-statistic meta:table-count="1" meta:cell-count="209" meta:object-count="4"/>
    <meta:generator>LibreOffice/7.2.2.2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946cm" svg:height="11.891cm" xlink:href=".." xlink:type="simple" chart:class="chart:line" chart:style-name="ch1">
        <chart:title svg:x="11.643cm" svg:y="0.373cm" chart:style-name="ch2">
          <text:p>Energy Efficiency</text:p>
        </chart:title>
        <chart:plot-area chart:style-name="ch3" table:cell-range-address="EnergyEfficiency.A1:EnergyEfficiency.A76" svg:x="1.549cm" svg:y="1.389cm" svg:width="24.859cm" svg:height="9.284cm">
          <chart:coordinate-region svg:x="2.276cm" svg:y="1.589cm" svg:width="24.132cm" svg:height="8.292cm"/>
          <chart:axis chart:dimension="x" chart:name="primary-x" chart:style-name="ch4">
            <chart:title svg:x="13.259cm" svg:y="10.91cm" chart:style-name="ch5">
              <text:p>Iterations</text:p>
            </chart:title>
          </chart:axis>
          <chart:axis chart:dimension="y" chart:name="primary-y" chart:style-name="ch4">
            <chart:title svg:x="0.451cm" svg:y="9.276cm" chart:style-name="ch6">
              <text:p>Normalized Geomean Energy-delay Product</text:p>
            </chart:title>
            <chart:grid chart:style-name="ch7" chart:class="major"/>
          </chart:axis>
          <chart:series chart:style-name="ch8" chart:values-cell-range-address="EnergyEfficiency.A1:EnergyEfficiency.A76" chart:class="chart:line">
            <chart:data-point chart:repeated="7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EnergyEfficiency.A1:EnergyEfficiency.A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4066">
                <text:p>0.694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945">
                <text:p>0.6259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3435">
                <text:p>0.5534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42073">
                <text:p>0.542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51022">
                <text:p>0.5510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4615">
                <text:p>0.5846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72622">
                <text:p>0.6726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6525">
                <text:p>0.5765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44732">
                <text:p>0.6447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86372">
                <text:p>0.7863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6884">
                <text:p>0.7368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39073">
                <text:p>0.6390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84106">
                <text:p>0.584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2217">
                <text:p>0.5622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58641">
                <text:p>0.5586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36251">
                <text:p>0.5362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47339">
                <text:p>0.5473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7349">
                <text:p>0.5573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785">
                <text:p>0.47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65779">
                <text:p>0.4657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1519">
                <text:p>0.4915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09733">
                <text:p>0.5097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5931">
                <text:p>0.4659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66327">
                <text:p>0.4663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32472">
                <text:p>0.4324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35895">
                <text:p>0.5358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0052">
                <text:p>0.6900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27528">
                <text:p>0.5275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8539">
                <text:p>0.685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75601">
                <text:p>0.9756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88267">
                <text:p>0.4882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7952">
                <text:p>0.2779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7992">
                <text:p>0.279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89946">
                <text:p>0.2899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7506">
                <text:p>0.275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76267">
                <text:p>0.2762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74197">
                <text:p>0.2741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3628">
                <text:p>0.2736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73626">
                <text:p>0.2736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73626">
                <text:p>0.2736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3626">
                <text:p>0.2736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74018">
                <text:p>0.2740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29131">
                <text:p>0.3291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78823">
                <text:p>0.2788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80401">
                <text:p>0.2804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05712">
                <text:p>0.3057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36209">
                <text:p>0.3362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9969">
                <text:p>0.299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50424">
                <text:p>0.3504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98776">
                <text:p>0.3987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72034">
                <text:p>0.372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19093">
                <text:p>0.3190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3697">
                <text:p>0.2936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892">
                <text:p>0.278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84975">
                <text:p>0.2849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93929">
                <text:p>0.2939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2022">
                <text:p>0.2820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1267">
                <text:p>0.2912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03565">
                <text:p>0.3035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73736">
                <text:p>0.2737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74039">
                <text:p>0.2740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93981">
                <text:p>0.2939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36692">
                <text:p>0.3366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30144">
                <text:p>0.4301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95089">
                <text:p>0.2950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61957">
                <text:p>0.3619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82319">
                <text:p>0.4823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06826">
                <text:p>0.3068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32486">
                <text:p>0.4324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76492">
                <text:p>0.2764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78488">
                <text:p>0.2784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8851">
                <text:p>0.288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76253">
                <text:p>0.2762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75059">
                <text:p>0.2750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74197">
                <text:p>0.274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081cm" svg:height="13.514cm" xlink:href=".." xlink:type="simple" chart:class="chart:line" chart:style-name="ch1">
        <chart:title svg:x="10.422cm" svg:y="0.406cm" chart:style-name="ch2">
          <text:p>Execution Time</text:p>
        </chart:title>
        <chart:plot-area chart:style-name="ch3" table:cell-range-address="EnergyEfficiency.A78:EnergyEfficiency.A150" svg:x="1.492cm" svg:y="1.455cm" svg:width="22.108cm" svg:height="10.808cm">
          <chart:coordinate-region svg:x="2.219cm" svg:y="1.655cm" svg:width="21.241cm" svg:height="9.816cm"/>
          <chart:axis chart:dimension="x" chart:name="primary-x" chart:style-name="ch4">
            <chart:title svg:x="11.827cm" svg:y="12.533cm" chart:style-name="ch5">
              <text:p>Iterations</text:p>
            </chart:title>
          </chart:axis>
          <chart:axis chart:dimension="y" chart:name="primary-y" chart:style-name="ch4">
            <chart:title svg:x="0.451cm" svg:y="9.655cm" chart:style-name="ch6">
              <text:p>Normalized Geomean Execution Time</text:p>
            </chart:title>
            <chart:grid chart:style-name="ch7" chart:class="major"/>
          </chart:axis>
          <chart:series chart:style-name="ch8" chart:values-cell-range-address="EnergyEfficiency.A78:EnergyEfficiency.A150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EnergyEfficiency.A78:EnergyEfficiency.A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0631">
                <text:p>0.830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0295">
                <text:p>0.770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23974">
                <text:p>0.723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17991">
                <text:p>0.717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5873">
                <text:p>0.7258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7283">
                <text:p>0.7472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93149">
                <text:p>0.793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468">
                <text:p>0.74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93069">
                <text:p>0.7930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09249">
                <text:p>0.9092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79822">
                <text:p>0.8798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1842">
                <text:p>0.818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7782">
                <text:p>0.7677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05345">
                <text:p>0.7053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7433">
                <text:p>0.7074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09521">
                <text:p>0.7095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5268">
                <text:p>0.6952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0139">
                <text:p>0.690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00384">
                <text:p>0.7003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90162">
                <text:p>0.6901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90272">
                <text:p>0.6902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58756">
                <text:p>0.6587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52878">
                <text:p>0.7528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78359">
                <text:p>0.8783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33879">
                <text:p>0.7338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37719">
                <text:p>0.8377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81957">
                <text:p>0.9819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77288">
                <text:p>0.6772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01424">
                <text:p>0.501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0378">
                <text:p>0.503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14772">
                <text:p>0.5147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98218">
                <text:p>0.4982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9953">
                <text:p>0.499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97242">
                <text:p>0.4972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96612">
                <text:p>0.4966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96592">
                <text:p>0.4965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96612">
                <text:p>0.4966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96593">
                <text:p>0.4965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97056">
                <text:p>0.4970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23483">
                <text:p>0.5234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02433">
                <text:p>0.5024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04546">
                <text:p>0.5045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27899">
                <text:p>0.5278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52404">
                <text:p>0.5524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76816">
                <text:p>0.5768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27158">
                <text:p>0.5271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76659">
                <text:p>0.5766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72297">
                <text:p>0.6722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47126">
                <text:p>0.6471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93976">
                <text:p>0.5939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1972">
                <text:p>0.5519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0801">
                <text:p>0.508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9887">
                <text:p>0.498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01111">
                <text:p>0.5011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01132">
                <text:p>0.5011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05641">
                <text:p>0.5056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96652">
                <text:p>0.4966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96836">
                <text:p>0.4968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20259">
                <text:p>0.5202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67556">
                <text:p>0.5675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62149">
                <text:p>0.6621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16883">
                <text:p>0.5168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82009">
                <text:p>0.5820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79258">
                <text:p>0.6792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31534">
                <text:p>0.5315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58769">
                <text:p>0.6587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99813">
                <text:p>0.4998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02172">
                <text:p>0.5021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13235">
                <text:p>0.5132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99538">
                <text:p>0.4995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98217">
                <text:p>0.4982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9726">
                <text:p>0.497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9cm" svg:height="9.007cm" xlink:href=".." xlink:type="simple" chart:class="chart:bar" chart:style-name="ch1">
        <chart:plot-area chart:style-name="ch2" table:cell-range-address="EnergyEfficiency.C159:EnergyEfficiency.C159 EnergyEfficiency.G159:EnergyEfficiency.G159 EnergyEfficiency.I159:EnergyEfficiency.I159 EnergyEfficiency.K159:EnergyEfficiency.K159 EnergyEfficiency.M159:EnergyEfficiency.M159 EnergyEfficiency.O159:EnergyEfficiency.O159" svg:x="1.331cm" svg:y="0.18cm" svg:width="14.358cm" svg:height="8.647cm">
          <chart:coordinate-region svg:x="2.058cm" svg:y="0.379cm" svg:width="13.631cm" svg:height="8.249cm"/>
          <chart:axis chart:dimension="x" chart:name="primary-x" chart:style-name="ch3"/>
          <chart:axis chart:dimension="y" chart:name="primary-y" chart:style-name="ch4">
            <chart:title svg:x="0.451cm" svg:y="6.545cm" chart:style-name="ch5">
              <text:p>Normalized Execution Time</text:p>
            </chart:title>
            <chart:grid chart:style-name="ch6" chart:class="major"/>
          </chart:axis>
          <chart:series chart:style-name="ch7" chart:values-cell-range-address="EnergyEfficiency.C159:EnergyEfficiency.C159 EnergyEfficiency.G159:EnergyEfficiency.G159 EnergyEfficiency.I159:EnergyEfficiency.I159 EnergyEfficiency.K159:EnergyEfficiency.K159 EnergyEfficiency.M159:EnergyEfficiency.M159 EnergyEfficiency.O159:EnergyEfficiency.O159" chart:class="chart:bar">
            <chart:data-point chart:style-name="ch8"/>
            <chart:data-point chart:repeated="4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496592">
                <text:p>0.496592</text:p>
                <draw:g>
                  <svg:desc>EnergyEfficiency.C159:EnergyEfficiency.C159 EnergyEfficiency.G159:EnergyEfficiency.G159 EnergyEfficiency.I159:EnergyEfficiency.I159 EnergyEfficiency.K159:EnergyEfficiency.K159 EnergyEfficiency.M159:EnergyEfficiency.M159 EnergyEfficiency.O159:EnergyEfficiency.O159</svg:desc>
                </draw:g>
              </table:table-cell>
              <table:table-cell office:value-type="float" office:value="0.702133">
                <text:p>0.702133</text:p>
              </table:table-cell>
              <table:table-cell office:value-type="float" office:value="0.322288">
                <text:p>0.322288</text:p>
              </table:table-cell>
              <table:table-cell office:value-type="float" office:value="0.627928">
                <text:p>0.627928</text:p>
              </table:table-cell>
              <table:table-cell office:value-type="float" office:value="0.763683">
                <text:p>0.763683</text:p>
              </table:table-cell>
              <table:table-cell office:value-type="float" office:value="0.2783">
                <text:p>0.27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cm" svg:height="9.007cm" xlink:href=".." xlink:type="simple" chart:class="chart:bar" chart:style-name="ch1">
        <chart:plot-area chart:style-name="ch2" table:cell-range-address="EnergyEfficiency.C155:EnergyEfficiency.C155 EnergyEfficiency.G155:EnergyEfficiency.G155 EnergyEfficiency.I155:EnergyEfficiency.I155 EnergyEfficiency.K155:EnergyEfficiency.K155 EnergyEfficiency.M155:EnergyEfficiency.M155 EnergyEfficiency.O155:EnergyEfficiency.O155" svg:x="1.331cm" svg:y="0.18cm" svg:width="14.359cm" svg:height="8.647cm">
          <chart:coordinate-region svg:x="2.058cm" svg:y="0.38cm" svg:width="13.632cm" svg:height="8.248cm"/>
          <chart:axis chart:dimension="x" chart:name="primary-x" chart:style-name="ch3"/>
          <chart:axis chart:dimension="y" chart:name="primary-y" chart:style-name="ch4">
            <chart:title svg:x="0.451cm" svg:y="6.994cm" chart:style-name="ch5">
              <text:p>Normalized Energy-delay Product</text:p>
            </chart:title>
            <chart:grid chart:style-name="ch6" chart:class="major"/>
          </chart:axis>
          <chart:series chart:style-name="ch7" chart:values-cell-range-address="EnergyEfficiency.C155:EnergyEfficiency.C155 EnergyEfficiency.G155:EnergyEfficiency.G155 EnergyEfficiency.I155:EnergyEfficiency.I155 EnergyEfficiency.K155:EnergyEfficiency.K155 EnergyEfficiency.M155:EnergyEfficiency.M155 EnergyEfficiency.O155:EnergyEfficiency.O155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504473">
                <text:p>0.504473</text:p>
                <draw:g>
                  <svg:desc>EnergyEfficiency.C155:EnergyEfficiency.C155 EnergyEfficiency.G155:EnergyEfficiency.G155 EnergyEfficiency.I155:EnergyEfficiency.I155 EnergyEfficiency.K155:EnergyEfficiency.K155 EnergyEfficiency.M155:EnergyEfficiency.M155 EnergyEfficiency.O155:EnergyEfficiency.O155</svg:desc>
                </draw:g>
              </table:table-cell>
              <table:table-cell office:value-type="float" office:value="0.445283">
                <text:p>0.445283</text:p>
              </table:table-cell>
              <table:table-cell office:value-type="float" office:value="0.147363">
                <text:p>0.147363</text:p>
              </table:table-cell>
              <table:table-cell office:value-type="float" office:value="0.464774">
                <text:p>0.464774</text:p>
              </table:table-cell>
              <table:table-cell office:value-type="float" office:value="0.476447">
                <text:p>0.476447</text:p>
              </table:table-cell>
              <table:table-cell office:value-type="float" office:value="0.105562">
                <text:p>0.1055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